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808080" draw:fill="solid" draw:fill-color="#ccffff" draw:textarea-horizontal-align="left" draw:auto-grow-height="true" draw:auto-grow-width="false" fo:min-height="0cm" fo:min-width="2.5cm"/>
    </style:style>
    <style:style style:name="gr5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0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1" style:family="graphic" style:parent-style-name="standard">
      <style:graphic-properties draw:stroke="solid" svg:stroke-color="#808080" draw:fill="none" draw:fill-color="#ffffff" draw:textarea-horizontal-align="left" draw:auto-grow-height="true" draw:auto-grow-width="false" fo:min-height="0cm" fo:min-width="2.5cm"/>
    </style:style>
    <style:style style:name="gr12" style:family="graphic" style:parent-style-name="standard">
      <style:graphic-properties draw:stroke="solid" svg:stroke-color="#808080" draw:fill="solid" draw:fill-color="#004a4a" draw:textarea-horizontal-align="left" draw:auto-grow-height="true" draw:auto-grow-width="false" fo:min-height="0cm" fo:min-width="2.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style:text-properties fo:font-family="'Nimbus Sans L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P4" style:family="paragraph">
      <style:text-properties fo:font-family="'DejaVu Sans Mono'" style:font-family-generic="modern" style:font-pitch="fixed" fo:font-size="12pt" fo:font-style="italic" style:font-style-asian="italic" style:font-style-complex="italic"/>
    </style:style>
    <style:style style:name="P5" style:family="paragraph">
      <style:text-properties fo:font-family="'DejaVu Sans Mono'" style:font-family-generic="modern" style:font-pitch="fixed" fo:font-size="12pt" fo:font-style="italic" style:font-size-asian="12pt" style:font-style-asian="italic" style:font-size-complex="12pt" style:font-style-complex="italic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style:text-properties fo:font-family="'Nimbus Sans L'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P8" style:family="paragraph">
      <style:paragraph-properties fo:text-align="center"/>
      <style:text-properties fo:font-family="'DejaVu Sans Mono'" style:font-family-generic="modern" style:font-pitch="fixed"/>
    </style:style>
    <style:style style:name="P9" style:family="paragraph">
      <style:text-properties fo:font-family="'DejaVu Sans Mono'" style:font-family-generic="modern" style:font-pitch="fixed" fo:font-size="12pt" style:font-size-asian="12pt" style:font-size-complex="12pt"/>
    </style:style>
    <style:style style:name="P10" style:family="paragraph">
      <style:text-properties fo:color="#ffffff"/>
    </style:style>
    <style:style style:name="P11" style:family="paragraph">
      <style:text-properties fo:color="#ffffff" fo:font-family="'DejaVu Sans Mono'" style:font-family-generic="modern" style:font-pitch="fixed" fo:font-size="12pt" style:font-size-asian="12pt" style:font-size-complex="12pt"/>
    </style:style>
    <style:style style:name="T1" style:family="text">
      <style:text-properties fo:font-family="'Nimbus Sans L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family="'DejaVu Sans Mono'" style:font-family-generic="modern" style:font-pitch="fixed"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family="'Nimbus Sans L'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font-family="'DejaVu Sans Mono'" style:font-family-generic="modern" style:font-pitch="fixed" fo:font-size="12pt" style:font-size-asian="12pt" style:font-size-complex="12pt"/>
    </style:style>
    <style:style style:name="T5" style:family="text">
      <style:text-properties fo:color="#ffffff" fo:font-family="'DejaVu Sans Mono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cm" svg:height="4cm" svg:x="0.1cm" svg:y="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183cm" svg:height="0.78cm" svg:x="0.1cm" svg:y="0cm">
          <draw:text-box>
            <text:p text:style-name="P2"><text:span text:style-name="T1">Sequenz</text:span></text:p>
          </draw:text-box>
        </draw:frame>
        <draw:custom-shape draw:style-name="gr3" draw:text-style-name="P1" draw:layer="layout" svg:width="4cm" svg:height="3.25cm" svg:x="0.35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3.5cm" svg:height="0.747cm" svg:x="0.6cm" svg:y="1.85cm">
          <draw:text-box>
            <text:p text:style-name="P4"><text:span text:style-name="T2">Sequenz</text:span></text:p>
          </draw:text-box>
        </draw:frame>
        <draw:custom-shape draw:style-name="gr5" draw:text-style-name="P1" draw:id="id1" draw:layer="layout" svg:width="0.25cm" svg:height="0.25cm" svg:x="3.35cm" svg:y="2.0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id="id2" draw:layer="layout" svg:width="7.75cm" svg:height="3.75cm" svg:x="5.35cm" svg:y="0.6cm">
          <draw:glue-point draw:id="4" svg:x="-5cm" svg:y="-3.888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3.6cm" svg:y1="2.222cm" svg:x2="5.35cm" svg:y2="1.017cm" draw:start-shape="id1" draw:start-glue-point="10" draw:end-shape="id2" draw:end-glue-point="4" svg:d="m3600 2222h876v-1205h874">
          <text:p/>
        </draw:connector>
        <draw:frame draw:style-name="gr8" draw:text-style-name="P7" draw:layer="layout" svg:width="3.956cm" svg:height="0.78cm" svg:x="5.35cm" svg:y="0.6cm">
          <draw:text-box>
            <text:p text:style-name="P6"><text:span text:style-name="T3">Sequenzoperation</text:span></text:p>
          </draw:text-box>
        </draw:frame>
        <draw:frame draw:style-name="gr9" draw:layer="layout" svg:width="2.183cm" svg:height="0.78cm" svg:x="5.35cm" svg:y="2.32cm">
          <draw:text-box>
            <text:p>Sequenz</text:p>
          </draw:text-box>
        </draw:frame>
        <draw:custom-shape draw:style-name="gr10" draw:text-style-name="P8" draw:layer="layout" svg:width="0.75cm" svg:height="0.75cm" svg:x="12.1cm" svg:y="2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3" draw:layer="layout" svg:width="0.25cm" svg:height="0.25cm" svg:x="12.35cm" svg:y="2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id="id4" draw:layer="layout" svg:width="3.25cm" svg:height="1.5cm" svg:x="9.6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1cm" svg:x="11.35cm" svg:y="4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826cm" svg:x="9.85cm" svg:y="4.7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75cm" svg:x="10.1cm" svg:y="5.1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0.498cm 0.749cm" svg:x1="12.6cm" svg:y1="2.725cm" svg:x2="9.6cm" svg:y2="5.35cm" draw:start-shape="id3" draw:start-glue-point="10" draw:end-shape="id4" draw:end-glue-point="3" svg:d="m12600 2725h1000v1750h-4501v875h501">
          <text:p/>
        </draw:connector>
        <draw:frame draw:style-name="gr11" draw:text-style-name="P9" draw:layer="layout" svg:width="3.5cm" svg:height="0.747cm" svg:x="0.6cm" svg:y="0.853cm">
          <draw:text-box>
            <text:p><text:span text:style-name="T4">Z ← X ∧ Y</text:span></text:p>
          </draw:text-box>
        </draw:frame>
        <draw:frame draw:style-name="gr11" draw:text-style-name="P9" draw:layer="layout" svg:width="3.5cm" svg:height="0.747cm" svg:x="0.6cm" svg:y="2.85cm">
          <draw:text-box>
            <text:p><text:span text:style-name="T4">B ← A * ...</text:span></text:p>
          </draw:text-box>
        </draw:frame>
        <draw:frame draw:style-name="gr2" draw:layer="layout" svg:width="5.108cm" svg:height="0.78cm" svg:x="5.35cm" svg:y="1.32cm">
          <draw:text-box>
            <text:p>Registerzuordnung (Ein)</text:p>
          </draw:text-box>
        </draw:frame>
        <draw:frame draw:style-name="gr12" draw:text-style-name="P11" draw:layer="layout" svg:width="2.5cm" svg:height="0.747cm" svg:x="10.35cm" svg:y="1.35cm">
          <draw:text-box>
            <text:p text:style-name="P10"><text:span text:style-name="T5">Z ↦ ...</text:span></text:p>
          </draw:text-box>
        </draw:frame>
        <draw:frame draw:style-name="gr2" draw:layer="layout" svg:width="5.226cm" svg:height="0.78cm" svg:x="5.35cm" svg:y="3.32cm">
          <draw:text-box>
            <text:p>Registerzuordnung (Aus)</text:p>
          </draw:text-box>
        </draw:frame>
        <draw:frame draw:style-name="gr12" draw:text-style-name="P11" draw:layer="layout" svg:width="2.5cm" svg:height="0.747cm" svg:x="10.35cm" svg:y="3.32cm">
          <draw:text-box>
            <text:p text:style-name="P10"><text:span text:style-name="T5">... ↦ 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style-name="Regular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3.7cm" fo:page-height="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06T01:12:38</meta:creation-date>
    <dc:date>2010-07-06T02:38:35</dc:date>
    <meta:editing-duration>PT01H26M02S</meta:editing-duration>
    <meta:editing-cycles>11</meta:editing-cycles>
    <meta:generator>OpenOffice.org/3.2$Unix OpenOffice.org_project/320m12$Build-9483</meta:generator>
    <meta:document-statistic meta:object-count="22"/>
  </office:meta>
</office:document-meta>
</file>